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rsid="0013834a" officeooo:paragraph-rsid="0013834a"/>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text-properties fo:font-size="14pt" style:font-size-asian="14pt" style:font-size-complex="14pt"/>
    </style:style>
    <style:style style:name="P6" style:family="paragraph" style:parent-style-name="Standard">
      <style:text-properties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4pt" fo:language="fr" fo:country="FR" style:text-underline-style="none" fo:font-weight="normal" style:font-size-asian="14pt" style:font-weight-asian="normal" style:font-size-complex="14pt" style:font-weight-complex="normal"/>
    </style:style>
    <style:style style:name="P8" style:family="paragraph" style:parent-style-name="Standard">
      <style:text-properties fo:font-size="14pt" fo:language="fr" fo:country="FR" style:text-underline-style="none" fo:font-weight="normal" officeooo:rsid="0013834a" officeooo:paragraph-rsid="0013834a" style:font-size-asian="14pt" style:font-weight-asian="normal" style:font-size-complex="14pt" style:font-weight-complex="normal"/>
    </style:style>
    <style:style style:name="P9" style:family="paragraph" style:parent-style-name="Standard">
      <style:text-properties fo:font-size="12pt" fo:language="fr" fo:country="FR" style:text-underline-style="none" fo:font-weight="normal" officeooo:rsid="0015393b" officeooo:paragraph-rsid="00169e82" style:font-size-asian="10.5pt" style:font-weight-asian="normal" style:font-size-complex="12pt" style:font-weight-complex="normal"/>
    </style:style>
    <style:style style:name="P10" style:family="paragraph" style:parent-style-name="Standard">
      <style:text-properties fo:font-size="12pt" fo:language="fr" fo:country="FR" style:text-underline-style="none" fo:font-weight="normal" officeooo:rsid="00169e82" officeooo:paragraph-rsid="00169e82" style:font-size-asian="10.5pt" style:font-weight-asian="normal" style:font-size-complex="12pt" style:font-weight-complex="normal"/>
    </style:style>
    <style:style style:name="P11" style:family="paragraph" style:parent-style-name="Standard">
      <style:text-properties officeooo:rsid="0015393b" officeooo:paragraph-rsid="00169e82"/>
    </style:style>
    <style:style style:name="P12" style:family="paragraph" style:parent-style-name="Heading_20_1">
      <style:paragraph-properties fo:break-before="page"/>
      <style:text-properties fo:font-size="14pt" fo:language="fr" fo:country="FR" style:text-underline-style="none" fo:font-weight="normal" officeooo:rsid="0013834a" officeooo:paragraph-rsid="0013834a" style:font-size-asian="14pt" style:font-weight-asian="normal" style:font-size-complex="14pt" style:font-weight-complex="normal"/>
    </style:style>
    <style:style style:name="P13" style:family="paragraph" style:parent-style-name="Heading_20_1">
      <style:paragraph-properties fo:break-before="page"/>
      <style:text-properties fo:font-size="14pt" fo:language="fr" fo:country="FR" style:text-underline-style="none" fo:font-weight="normal" officeooo:rsid="0013834a" officeooo:paragraph-rsid="0014a73a" style:font-size-asian="14pt" style:font-weight-asian="normal" style:font-size-complex="14pt" style:font-weight-complex="normal"/>
    </style:style>
    <style:style style:name="P14" style:family="paragraph" style:parent-style-name="Heading_20_1">
      <style:paragraph-properties fo:break-before="page"/>
      <style:text-properties fo:font-size="14pt" fo:language="fr" fo:country="FR" style:text-underline-style="none" fo:font-weight="normal" officeooo:rsid="0013834a" officeooo:paragraph-rsid="00169e82" style:font-size-asian="14pt" style:font-weight-asian="normal" style:font-size-complex="14pt" style:font-weight-complex="normal"/>
    </style:style>
    <style:style style:name="P15" style:family="paragraph" style:parent-style-name="Text_20_body">
      <style:text-properties fo:font-size="12pt" fo:language="fr" fo:country="FR" style:text-underline-style="none" fo:font-weight="normal" officeooo:rsid="0013834a" officeooo:paragraph-rsid="0013834a" style:font-size-asian="10.5pt" style:font-weight-asian="normal" style:font-size-complex="12pt" style:font-weight-complex="normal"/>
    </style:style>
    <style:style style:name="P16" style:family="paragraph" style:parent-style-name="Text_20_body">
      <style:text-properties fo:font-size="12pt" fo:language="fr" fo:country="FR" style:text-underline-style="none" fo:font-weight="normal" officeooo:rsid="00145235" officeooo:paragraph-rsid="00145235" style:font-size-asian="10.5pt" style:font-weight-asian="normal" style:font-size-complex="12pt" style:font-weight-complex="normal"/>
    </style:style>
    <style:style style:name="P17" style:family="paragraph" style:parent-style-name="Text_20_body">
      <style:text-properties fo:font-size="12pt" fo:language="fr" fo:country="FR" style:text-underline-style="none" fo:font-weight="normal" officeooo:rsid="00145235" officeooo:paragraph-rsid="0014a73a" style:font-size-asian="10.5pt" style:font-weight-asian="normal" style:font-size-complex="12pt" style:font-weight-complex="normal"/>
    </style:style>
    <style:style style:name="P18" style:family="paragraph" style:parent-style-name="Text_20_body">
      <style:text-properties fo:font-size="12pt" fo:language="fr" fo:country="FR" style:text-underline-style="none" fo:font-weight="normal" officeooo:rsid="0014a73a" officeooo:paragraph-rsid="0014a73a" style:font-size-asian="10.5pt" style:font-weight-asian="normal" style:font-size-complex="12pt" style:font-weight-complex="normal"/>
    </style:style>
    <style:style style:name="P19" style:family="paragraph" style:parent-style-name="Text_20_body">
      <style:text-properties fo:font-size="12pt" fo:language="fr" fo:country="FR" style:text-underline-style="none" fo:font-weight="normal" officeooo:rsid="0014a73a" officeooo:paragraph-rsid="00169e82" style:font-size-asian="10.5pt" style:font-weight-asian="normal" style:font-size-complex="12pt" style:font-weight-complex="normal"/>
    </style:style>
    <style:style style:name="P20" style:family="paragraph" style:parent-style-name="Text_20_body">
      <style:text-properties fo:font-size="12pt" fo:language="fr" fo:country="FR" style:text-underline-style="none" fo:font-weight="normal" officeooo:rsid="00169e82" officeooo:paragraph-rsid="00169e82" style:font-size-asian="10.5pt" style:font-weight-asian="normal" style:font-size-complex="12pt" style:font-weight-complex="normal"/>
    </style:style>
    <style:style style:name="P21" style:family="paragraph" style:parent-style-name="Text_20_body">
      <style:text-properties officeooo:rsid="0015393b" officeooo:paragraph-rsid="00169e82"/>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Standard">
      <style:text-properties fo:font-size="14pt" fo:language="fr" fo:country="FR" style:text-underline-style="solid" style:text-underline-width="auto" style:text-underline-color="font-color" fo:font-weight="bold" officeooo:rsid="0013834a" officeooo:paragraph-rsid="0013834a" style:font-size-asian="14pt" style:font-weight-asian="bold" style:font-size-complex="14pt" style:font-weight-complex="bold"/>
    </style:style>
    <style:style style:name="P24" style:family="paragraph" style:parent-style-name="Text_20_body">
      <style:text-properties fo:font-size="12pt" fo:language="fr" fo:country="FR" style:text-underline-style="none" fo:font-weight="normal" officeooo:rsid="0014a73a" officeooo:paragraph-rsid="0014a73a" style:font-size-asian="10.5pt" style:font-weight-asian="normal" style:font-size-complex="12pt" style:font-weight-complex="normal"/>
    </style:style>
    <style:style style:name="P25" style:family="paragraph" style:parent-style-name="Text_20_body">
      <style:text-properties fo:font-size="12pt" fo:language="fr" fo:country="FR" style:text-underline-style="none" fo:font-weight="normal" officeooo:rsid="00169e82" officeooo:paragraph-rsid="00169e82" style:font-size-asian="10.5pt" style:font-weight-asian="normal" style:font-size-complex="12pt" style:font-weight-complex="normal"/>
    </style:style>
    <style:style style:name="T1" style:family="text">
      <style:text-properties officeooo:rsid="00169e82"/>
    </style:style>
    <style:style style:name="T2" style:family="text">
      <style:text-properties style:text-underline-style="none" fo:font-weight="normal" style:font-weight-asian="normal" style:font-weight-complex="normal"/>
    </style:style>
    <style:style style:name="T3" style:family="text">
      <style:text-properties officeooo:rsid="0013834a"/>
    </style:style>
    <style:style style:name="T4" style:family="text">
      <style:text-properties officeooo:rsid="00145235"/>
    </style:style>
    <style:style style:name="T5" style:family="text">
      <style:text-properties officeooo:rsid="0014a73a"/>
    </style:style>
    <style:style style:name="T6" style:family="text">
      <style:text-properties officeooo:rsid="00146af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Nom de l'équipe <text:span text:style-name="T3">MOE</text:span> :<text:span text:style-name="T2"> </text:span></text:p>
      <text:p text:style-name="P7"/>
      <text:p text:style-name="P7">apollo</text:p>
      <text:p text:style-name="P7"/>
      <text:p text:style-name="P23">Nom de l’équipe MOA :</text:p>
      <text:p text:style-name="P7"/>
      <text:p text:style-name="P8">crossfit</text:p>
      <text:p text:style-name="P7"/>
      <text:p text:style-name="P6">Liste des membres de l’équipe :</text:p>
      <text:p text:style-name="P6"/>
      <text:p text:style-name="P7"><text:tab/>- Nicolas DIERS NCL</text:p>
      <text:p text:style-name="P7"><text:tab/>- Romain MALEUVRE RMN</text:p>
      <text:p text:style-name="P7"><text:tab/>- Mathieu VANDECASTEELE VDC</text:p>
      <text:p text:style-name="P7"><text:tab/>- Jean-Gabriel WACYK JGW</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au3" table:style-name="Tableau3">
        <table:table-column table:style-name="Tableau3.A" table:number-columns-repeated="3"/>
        <table:table-column table:style-name="Tableau3.D"/>
        <text:soft-page-break/>
        <table:table-row>
          <table:table-cell table:style-name="Tableau3.A1" office:value-type="string">
            <text:p text:style-name="P5">Version</text:p>
          </table:table-cell>
          <table:table-cell table:style-name="Tableau3.A1" office:value-type="string">
            <text:p text:style-name="P5">Description </text:p>
          </table:table-cell>
          <table:table-cell table:style-name="Tableau3.A1" office:value-type="string">
            <text:p text:style-name="P5">Auteur</text:p>
          </table:table-cell>
          <table:table-cell table:style-name="Tableau3.D1" office:value-type="string">
            <text:p text:style-name="P5">Date de publication</text:p>
          </table:table-cell>
        </table:table-row>
        <table:table-row>
          <table:table-cell table:style-name="Tableau3.A2" office:value-type="string">
            <text:p text:style-name="P5">V1.0</text:p>
          </table:table-cell>
          <table:table-cell table:style-name="Tableau3.A2" office:value-type="string">
            <text:p text:style-name="P5"/>
          </table:table-cell>
          <table:table-cell table:style-name="Tableau3.A2" office:value-type="string">
            <text:p text:style-name="P5">VDC <text:span text:style-name="T3">&amp; JGW</text:span></text:p>
          </table:table-cell>
          <table:table-cell table:style-name="Tableau3.D2" office:value-type="string">
            <text:p text:style-name="P5"><text:span text:style-name="T3">08</text:span>/0<text:span text:style-name="T3">3</text:span>/17</text:p>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1228_673696476" text:style-name="Index_20_Link" text:visited-style-name="Index_20_Link">I – Présentation du produit par la MOA (16h18 – 16h24)<text:tab/>3</text:a></text:p>
          <text:p text:style-name="P22"><text:a xlink:type="simple" xlink:href="#__RefHeading___Toc1253_673696476" text:style-name="Index_20_Link" text:visited-style-name="Index_20_Link">II – Zones d’Ombres (16h24 – 16h28)<text:tab/>4</text:a></text:p>
          <text:p text:style-name="P22"><text:a xlink:type="simple" xlink:href="#__RefHeading___Toc1255_673696476" text:style-name="Index_20_Link" text:visited-style-name="Index_20_Link">III – Cas d’Utilisations (16h28 – 16h30)<text:tab/>5</text:a></text:p>
          <text:p text:style-name="P22"><text:a xlink:type="simple" xlink:href="#__RefHeading___Toc1257_673696476" text:style-name="Index_20_Link" text:visited-style-name="Index_20_Link">IV – Pièces à Convictions (16h30 – 16h32)<text:tab/>6</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
      <text:h text:style-name="P12" text:outline-level="1"><text:bookmark-start text:name="__RefHeading___Toc1228_673696476"/>I – Présentation du produit par la MOA (16h18 – 16h24)<text:bookmark-end text:name="__RefHeading___Toc1228_673696476"/></text:h>
      <text:p text:style-name="P15"/>
      <text:p text:style-name="P15"><text:tab/>Le projet « MovieSuggest » est un site internet dont le <text:span text:style-name="T4">principal </text:span>but est de suggérer des films susceptibles de plaire à l’utilisateur. <text:span text:style-name="T4">L’objectif est donc de proposer un service permettant d’étoffer sa culture cinématographique.</text:span></text:p>
      <text:p text:style-name="P15"><text:tab/>L’utilisateur pour cela crée un compte <text:span text:style-name="T4">et édite son profil (pseudo, âge, etc...). L’axe principal du projet tourne autour du fait que l’utilisateur possède deux listes principales : une liste de ses films favoris et une liste des films « à voir ». Ce dernier dans un premier temps remplit du maximum qu’il souhaite la liste de ses films favoris, il pourra ensuite cliquer sur un bouton de suggestion qui lui donnera un film se basant sur ses goûts. L’utilisateur pourra décider alors d’ajouter ou non ce film dans sa liste de films à voir. Notons que cette liste de films à voir peut-être aussi enrichie manuellement par l’utilisateur sans passer par la suggestion.</text:span></text:p>
      <text:p text:style-name="P16"><text:tab/>Concernant la base de données de films du site, elle sera constituée des bases de données de d’autres sites. L’utilisateur pourra aussi ouvrir un ticket de demande pour ajouter un film particulier qui apparaîtra dans la base sous réserve d’une validation par un administrateur du site. En effet, il faut que le film existe, soit valide, accessible au publi<text:span text:style-name="T5">c</text:span> et ne doit pas relever de la pornographie.</text:p>
      <text:p text:style-name="P17"><text:tab/><text:span text:style-name="T5">S’ajoutent à tout cela :</text:span></text:p>
      <text:p text:style-name="P18">- la possibilité de créer des playlists particulières de films.</text:p>
      <text:p text:style-name="P18">- une barre de recherche où films, playlists et profils pourront être trouvables.</text:p>
      <text:p text:style-name="P18">- Chaque film possède sa page où figurent des informations diverses le concernant (durée, auteurs, etc...). Il sera possible de visionner la bande-annonce et autres trailers, voir des séances de cinéma disponibles si ce film est encore en salle.</text:p>
      <text:p text:style-name="P18">- Les utilisateurs pourront noter et commenter les films et les playlists.</text:p>
      <text:p text:style-name="P18"><text:tab/></text:p>
      <text:p text:style-name="P18">Il est enfin prévu pour des versions ultérieures de gérer les séries, les animés et les courts-métrages.</text:p>
      <text:p text:style-name="P18"/>
      <text:p text:style-name="P18"/>
      <text:p text:style-name="P18"/>
      <text:p text:style-name="P18"/>
      <text:h text:style-name="P13" text:outline-level="1"><text:bookmark-start text:name="__RefHeading___Toc1253_673696476"/>I<text:span text:style-name="T5">I</text:span> – <text:span text:style-name="T5">Zones d’Ombres</text:span> (16h<text:span text:style-name="T5">24</text:span> – 16h<text:span text:style-name="T1">28</text:span>)<text:bookmark-end text:name="__RefHeading___Toc1253_673696476"/></text:h>
      <text:p text:style-name="P19">- La suggestion est entièrement personnalisable <text:span text:style-name="T6">(par catégories, genres, date, auteur, etc...). Plus la liste est longue et plus la suggestion sera précise. L’utilisateur pourra aussi choisir le nombre de films à suggérer.</text:span></text:p>
      <text:p text:style-name="P18">- Un profil représente un seul et unique utilisateur. <text:span text:style-name="T1">Il pourra être public ou privé. Dès lors dans la recherche, un profil apparaîtra que s’il est publique.</text:span></text:p>
      <text:p text:style-name="P18">- Le site sera disponibles sur toutes les plateformes classiques et mobiles. Il existera deux versions : une classique et une plus pratique pour les mobiles.</text:p>
      <text:p text:style-name="P18">- Possibilité de noter et de classer les commentaires.</text:p>
      <text:p text:style-name="P18">- <text:span text:style-name="T1">Accès à des critiques de cinéma.</text:span></text:p>
      <text:p text:style-name="P20">- Interface permettant de se focaliser sur la suggestion des films, la découverte. C’est le centre même du site.</text:p>
      <text:p text:style-name="P19">- <text:span text:style-name="T1">Personnalisation des résultats de recherche. Tris et filtres.</text:span></text:p>
      <text:h text:style-name="P14" text:outline-level="1"><text:bookmark-start text:name="__RefHeading___Toc1255_673696476"/>I<text:span text:style-name="T5">II</text:span> – <text:span text:style-name="T1">Cas d’Utilisations</text:span> (16h<text:span text:style-name="T1">28</text:span> – 16h<text:span text:style-name="T5">30)</text:span><text:bookmark-end text:name="__RefHeading___Toc1255_673696476"/></text:h>
      <text:p text:style-name="P21"/>
      <text:p text:style-name="P11"><text:span text:style-name="T1">- CRÉATION</text:span> DU COMPTE : <text:span text:style-name="T1">page d’inscription avec formulaire classique.</text:span></text:p>
      <text:p text:style-name="P11"/>
      <text:p text:style-name="P11"><text:span text:style-name="T1">- ÉDITION</text:span> DU COMPTE : <text:span text:style-name="T1">onglet/bouton profil. Une page avec plusieurs champs éditables. Informations de connexions également éditables.</text:span></text:p>
      <text:p text:style-name="P11"/>
      <text:p text:style-name="P11"><text:span text:style-name="T1">- CRÉATION</text:span> DE LA LISTE DE L’UTILISATEUR FAVORIS : <text:span text:style-name="T1">une liste avec un bouton « + » pour ajouter un film de la base de données. Possibilité de le noter depuis ce lieu également et d’ajouter un commentaire.</text:span></text:p>
      <text:p text:style-name="P11"/>
      <text:p text:style-name="P11">- DEMANDER UNE SUGGESTION : <text:span text:style-name="T1">Un bouton « Suggérer » ouvrant sur des paramètres de suggestion personnalisables. La suggestion utilise un algorithme retournant un ou plusieurs films de la base de données. L’utilisateur valide ou non l’ajout dans la liste des favoris.</text:span></text:p>
      <text:p text:style-name="P11"/>
      <text:p text:style-name="P11"><text:span text:style-name="T1">- GÉRER</text:span> SES <text:span text:style-name="T1">PRÉFÉRENCES</text:span> DE SUGGESTION : <text:span text:style-name="T1">Possibilité d’éditer un système de suggestion par défaut dans l’édition du profil ou sinon panneau accessible lorsque l’utilisateur appuie sur « Suggérer ».</text:span></text:p>
      <text:p text:style-name="P11"/>
      <text:p text:style-name="P9">- RECHERCHE : <text:span text:style-name="T1">Barre en haut de la page, rendant possible la navigation entre films, playlists utilisateurs et profils publiques. La recherche pourra être filtrée et triée, personnalisable selon des options à cocher.</text:span></text:p>
      <text:h text:style-name="P14" text:outline-level="1"><text:bookmark-start text:name="__RefHeading___Toc1257_673696476"/>I<text:span text:style-name="T1">V – Pièces à Convictions (16h30 – 16h32)</text:span><text:bookmark-end text:name="__RefHeading___Toc1257_673696476"/></text:h>
      <text:p text:style-name="P20"/>
      <text:p text:style-name="P20">Il a été convenu que l’équipe MOA crossfit doit fournir à l’équipe MOE apollo :</text:p>
      <text:p text:style-name="P20">- la charte graphique du site (éventuels logos + couleurs).</text:p>
      <text:p text:style-name="P20">- la liste des sites partenaires pour la base de données de films.</text:p>
      <text:p text:style-name="P20">- une présentation exemple d’un film.</text:p>
      <text:p text:style-name="P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center" style:justify-single-word="false"/>
      <style:text-properties officeooo:rsid="0013834a" officeooo:paragraph-rsid="0013834a"/>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end" style:justify-single-word="false"/>
    </style:style>
    <style:style style:name="MT1" style:family="text">
      <style:text-properties officeooo:rsid="00169e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2" table:style-name="Tableau2">
          <table:table-column table:style-name="Tableau2.A" table:number-columns-repeated="3"/>
          <table:table-row>
            <table:table-cell table:style-name="Tableau2.A1" office:value-type="string">
              <text:p text:style-name="MP1">INSA-ROUEN / ASI</text:p>
            </table:table-cell>
            <table:table-cell table:style-name="Tableau2.A1" table:number-rows-spanned="2" office:value-type="string">
              <text:p text:style-name="MP2">apollo : La demande de l’équipe « crossfit ».</text:p>
            </table:table-cell>
            <table:table-cell table:style-name="Tableau2.C1" office:value-type="string">
              <text:p text:style-name="MP1">UMLP&amp;BD</text:p>
            </table:table-cell>
          </table:table-row>
          <table:table-row>
            <table:table-cell table:style-name="Tableau2.A2" office:value-type="string">
              <text:p text:style-name="MP2">Compt<text:span text:style-name="MT1">e</text:span>-Rendu Réunion MOE</text:p>
            </table:table-cell>
            <table:covered-table-cell/>
            <table:table-cell table:style-name="Tableau2.C2" office:value-type="string">
              <text:p text:style-name="MP1">2017P</text:p>
            </table:table-cell>
          </table:table-row>
        </table:table>
        <text:p text:style-name="Header"/>
      </style:header>
      <style:footer>
        <table:table table:name="Tableau1" table:style-name="Tableau1">
          <table:table-column table:style-name="Tableau1.A" table:number-columns-repeated="3"/>
          <table:table-row>
            <table:table-cell table:style-name="Tableau1.A1" office:value-type="string">
              <text:p text:style-name="MP3">apollo G1 </text:p>
            </table:table-cell>
            <table:table-cell table:style-name="Tableau1.A1" office:value-type="string">
              <text:p text:style-name="MP1"><text:s/>V1.0</text:p>
            </table:table-cell>
            <table:table-cell table:style-name="Tableau1.C1" office:value-type="string">
              <text:p text:style-name="MP4"><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16:43:47.423180265</meta:creation-date>
    <dc:date>2017-03-09T19:12:45.920130813</dc:date>
    <meta:editing-duration>PT1H38M25S</meta:editing-duration>
    <meta:editing-cycles>15</meta:editing-cycles>
    <meta:generator>LibreOffice/5.1.6.2$Linux_X86_64 LibreOffice_project/10m0$Build-2</meta:generator>
    <meta:document-statistic meta:table-count="3" meta:image-count="0" meta:object-count="0" meta:page-count="6" meta:paragraph-count="60" meta:word-count="780" meta:character-count="4735" meta:non-whitespace-character-count="3985"/>
  </office:meta>
</office:document-meta>
</file>